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3d5d"/>
    </style:style>
    <style:style style:name="P2" style:family="paragraph" style:parent-style-name="Text_20_body">
      <style:text-properties fo:font-weight="bold" officeooo:paragraph-rsid="00073d5d" style:font-weight-asian="bold" style:font-weight-complex="bold"/>
    </style:style>
    <style:style style:name="P3" style:family="paragraph" style:parent-style-name="Text_20_body">
      <style:text-properties fo:font-weight="bold" officeooo:rsid="00073d5d" officeooo:paragraph-rsid="00073d5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073d5d" officeooo:paragraph-rsid="00073d5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3d5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Nome: Thiago de Oliveira Campos dos Reis;</text:p>
      <text:p text:style-name="P3">Matrícula: 130038199;</text:p>
      <text:p text:style-name="P3">Matéria: Sistemas Embarcados</text:p>
      <text:p text:style-name="P3"/>
      <text:p text:style-name="P4">Aula 01</text:p>
      <text:p text:style-name="P2"/>
      <text:p text:style-name="P2">O que são sistemas embarcados? </text:p>
      <text:p text:style-name="P1"><text:tab/>Sistemas embarcados são sistemas que operam em uma plataforma (hardware ou software ou ambos) executando uma função específica.</text:p>
      <text:p text:style-name="P2">O que são sistemas microprocessados?</text:p>
      <text:p text:style-name="P1"><text:tab/> Sistemas microprocessados são sistemas que operam em microcontroladores afim de executar uma ou uma série de instruções.</text:p>
      <text:p text:style-name="P1">Apresente aplicações de sistemas embarcados: </text:p>
      <text:p text:style-name="P1"><text:tab/><text:span text:style-name="T1">Para indústria automotiva;</text:span></text:p>
      <text:p text:style-name="P1"><text:tab/><text:tab/> Na indústria automotiva há um sistema embarcado controlando o painel de instrumento do veículo.</text:p>
      <text:p text:style-name="P1"><text:tab/><text:span text:style-name="T1">Para </text:span><text:span text:style-name="T2">automação</text:span><text:span text:style-name="T1"> industrial; </text:span></text:p>
      <text:p text:style-name="P1"><text:tab/><text:tab/>Na automação industrial há um sistema embarcado controlando o movimento dos braços robóticos. </text:p>
      <text:p text:style-name="P1"><text:tab/><text:span text:style-name="T1">Para eletrodomésticos; </text:span></text:p>
      <text:p text:style-name="P1"><text:tab/><text:tab/>Cafeteira que pode ser pré programada.</text:p>
      <text:p text:style-name="P2">Cite arquiteturas possíveis e as diferenças entre elas.</text:p>
      <text:p text:style-name="P1"><text:tab/> FPGAs, Microcontroladores, GPPs, DSPs, ASICs, SoCs, MPSoCs;</text:p>
      <text:p text:style-name="P1"/>
      <text:p text:style-name="P1"><text:span text:style-name="T1">Por quê usamos o Raspberry Pi na disciplina ao invés de outro System on Chip?</text:span> </text:p>
      <text:p text:style-name="P1">A Raspberry Pi é utilizada na disciplina por ser uma opção de fácil acesso, bom custo e amplamente utilizad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20:06:10.607788670</meta:creation-date>
    <dc:date>2017-03-07T20:09:03.563673348</dc:date>
    <meta:editing-duration>PT2M54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154" meta:character-count="1075" meta:non-whitespace-character-count="919"/>
  </office:meta>
</office:document-meta>
</file>